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2pt" style:font-size-asian="10.5pt" style:font-size-complex="12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rsid="0002b29f" officeooo:paragraph-rsid="0002b29f" style:font-size-asian="14pt" style:font-size-complex="14pt"/>
    </style:style>
    <style:style style:name="P5" style:family="paragraph" style:parent-style-name="Standard">
      <style:text-properties fo:font-size="14pt" officeooo:rsid="00033850" officeooo:paragraph-rsid="00033850" style:font-size-asian="14pt" style:font-size-complex="14pt"/>
    </style:style>
    <style:style style:name="P6" style:family="paragraph" style:parent-style-name="Standard">
      <style:text-properties fo:font-size="14pt" officeooo:rsid="000a3be3" officeooo:paragraph-rsid="000a3be3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01f7d1" officeooo:paragraph-rsid="0001f7d1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left="0cm" fo:margin-right="0cm" fo:text-indent="0cm" style:auto-text-indent="true"/>
      <style:text-properties fo:font-size="14pt" style:font-size-asian="14pt" style:font-size-complex="14pt"/>
    </style:style>
    <style:style style:name="P9" style:family="paragraph" style:parent-style-name="Standard" style:list-style-name="L1"/>
    <style:style style:name="P10" style:family="paragraph" style:parent-style-name="Standard" style:list-style-name="L2"/>
    <style:style style:name="P11" style:family="paragraph" style:parent-style-name="Standard" style:list-style-name="L3">
      <style:text-properties fo:font-size="12pt" style:font-size-asian="10.5pt" style:font-size-complex="12pt"/>
    </style:style>
    <style:style style:name="P12" style:family="paragraph" style:parent-style-name="Standard" style:list-style-name="L4">
      <style:text-properties fo:font-size="14pt" officeooo:rsid="0001f7d1" officeooo:paragraph-rsid="0001f7d1" style:font-size-asian="14pt" style:font-size-complex="14pt"/>
    </style:style>
    <style:style style:name="P13" style:family="paragraph" style:parent-style-name="Standard" style:list-style-name="L4">
      <style:text-properties fo:font-size="14pt" officeooo:rsid="0001f7d1" officeooo:paragraph-rsid="0006ea58" style:font-size-asian="14pt" style:font-size-complex="14pt"/>
    </style:style>
    <style:style style:name="P14" style:family="paragraph" style:parent-style-name="Standard" style:list-style-name="L4">
      <style:text-properties fo:font-size="14pt" officeooo:rsid="0001f7d1" officeooo:paragraph-rsid="0006fbf2" style:font-size-asian="14pt" style:font-size-complex="14pt"/>
    </style:style>
    <style:style style:name="P15" style:family="paragraph" style:parent-style-name="Standard" style:list-style-name="L4">
      <style:text-properties fo:font-size="14pt" officeooo:rsid="0001f7d1" officeooo:paragraph-rsid="0005da99" style:font-size-asian="14pt" style:font-size-complex="14pt"/>
    </style:style>
    <style:style style:name="P16" style:family="paragraph" style:parent-style-name="Standard" style:list-style-name="L4">
      <style:text-properties fo:font-size="14pt" officeooo:rsid="0001f7d1" officeooo:paragraph-rsid="000875f8" style:font-size-asian="14pt" style:font-size-complex="14pt"/>
    </style:style>
    <style:style style:name="P17" style:family="paragraph" style:parent-style-name="Standard" style:list-style-name="L4">
      <style:text-properties fo:font-size="14pt" officeooo:rsid="0001f7d1" officeooo:paragraph-rsid="00089a25" style:font-size-asian="14pt" style:font-size-complex="14pt"/>
    </style:style>
    <style:style style:name="P18" style:family="paragraph" style:parent-style-name="Standard" style:list-style-name="L4">
      <style:text-properties fo:font-size="14pt" officeooo:rsid="0002b29f" officeooo:paragraph-rsid="0002b29f" style:font-size-asian="14pt" style:font-size-complex="14pt"/>
    </style:style>
    <style:style style:name="P19" style:family="paragraph" style:parent-style-name="Standard">
      <style:text-properties fo:font-size="14pt" officeooo:rsid="000a3be3" officeooo:paragraph-rsid="000a3be3" style:font-size-asian="14pt" style:font-size-complex="14pt"/>
    </style:style>
    <style:style style:name="T1" style:family="text">
      <style:text-properties officeooo:rsid="0000037b"/>
    </style:style>
    <style:style style:name="T2" style:family="text">
      <style:text-properties officeooo:rsid="000524f6"/>
    </style:style>
    <style:style style:name="T3" style:family="text">
      <style:text-properties officeooo:rsid="000ba8d2"/>
    </style:style>
    <style:style style:name="T4" style:family="text">
      <style:text-properties officeooo:rsid="000dfb93"/>
    </style:style>
    <style:style style:name="T5" style:family="text">
      <style:text-properties officeooo:rsid="0010cf7b"/>
    </style:style>
    <style:style style:name="T6" style:family="text">
      <style:text-properties officeooo:rsid="0010de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Linea Casa Bari</text:p>
      <text:p text:style-name="P2"/>
      <text:p text:style-name="P3">Pagine da realizzare:</text:p>
      <text:list xml:id="list4351481153081897602" text:style-name="L1">
        <text:list-item>
          <text:p text:style-name="P9">Home (news, nuovi prodotti, offerte, informazioni varie e cool)</text:p>
        </text:list-item>
        <text:list-item>
          <text:p text:style-name="P9">Prodotti (pagina di ricerca)</text:p>
        </text:list-item>
        <text:list-item>
          <text:p text:style-name="P9">Prodotto (pagina del prodotto singolo: recensioni, descrizione prodotto)</text:p>
        </text:list-item>
        <text:list-item>
          <text:p text:style-name="P9">Contattaci (form per invio di un messaggio)</text:p>
        </text:list-item>
        <text:list-item>
          <text:p text:style-name="P9">Registrazione (creazione account)</text:p>
        </text:list-item>
        <text:list-item>
          <text:p text:style-name="P9">Login</text:p>
        </text:list-item>
        <text:list-item>
          <text:p text:style-name="P9">Pagina per l'aggiunta dei prodotti</text:p>
        </text:list-item>
        <text:list-item>
          <text:p text:style-name="P9">Prodotti realizzati su commissione (componi la tua lampada)</text:p>
        </text:list-item>
        <text:list-item>
          <text:p text:style-name="P9">Carrello</text:p>
        </text:list-item>
        <text:list-item>
          <text:p text:style-name="P9">Lis<text:span text:style-name="T1">t</text:span>a dei desideri</text:p>
        </text:list-item>
        <text:list-item>
          <text:p text:style-name="P9">Pagina gestione account utente (modifica dati personali es. Nome, Cognome etc...)</text:p>
        </text:list-item>
        <text:list-item>
          <text:p text:style-name="P9">I miei ordini</text:p>
        </text:list-item>
        <text:list-item>
          <text:p text:style-name="P9">Chi siamo (locazione negozio, numeri di telefono, e-mail)</text:p>
        </text:list-item>
        <text:list-item>
          <text:p text:style-name="P9">FAQ (spedizione, rimborsi)</text:p>
        </text:list-item>
        <text:list-item>
          <text:p text:style-name="P9">Ricerca avanzata (puo' essere implementata nella pagina di ricerca originale)</text:p>
        </text:list-item>
      </text:list>
      <text:p text:style-name="Standard"/>
      <text:p text:style-name="P3">Modalita d'accesso:</text:p>
      <text:list xml:id="list9155198845472421086" text:style-name="L2">
        <text:list-item>
          <text:p text:style-name="P10">Utente (con diverse categorie volendo es. Utente premium)</text:p>
        </text:list-item>
        <text:list-item>
          <text:p text:style-name="P10">Amministratore</text:p>
        </text:list-item>
        <text:list-item>
          <text:p text:style-name="P10">Visitatore</text:p>
        </text:list-item>
      </text:list>
      <text:p text:style-name="Standard"/>
      <text:p text:style-name="P3">Idee random:</text:p>
      <text:list xml:id="list8728858045409052537" text:style-name="L3">
        <text:list-item>
          <text:p text:style-name="P11">Carrello condiviso</text:p>
        </text:list-item>
        <text:list-item>
          <text:p text:style-name="P11">Collegamenti ad altri social network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oft-page-break/>Pagine</text:p>
      <text:p text:style-name="P8"/>
      <text:list xml:id="list6617430099458896747" text:style-name="L4">
        <text:list-item>
          <text:p text:style-name="P12">Acquisto</text:p>
        </text:list-item>
        <text:list-item>
          <text:p text:style-name="P12">Annunci</text:p>
        </text:list-item>
        <text:list-item>
          <text:p text:style-name="P12">Carrello</text:p>
        </text:list-item>
        <text:list-item>
          <text:p text:style-name="P13">Contattaci <text:span text:style-name="T2">(Versione mobile pronta)</text:span></text:p>
        </text:list-item>
        <text:list-item>
          <text:p text:style-name="P12">Gestione annunci</text:p>
        </text:list-item>
        <text:list-item>
          <text:p text:style-name="P12">Gestione ordini</text:p>
        </text:list-item>
        <text:list-item>
          <text:p text:style-name="P12">Gestione prodotti</text:p>
        </text:list-item>
        <text:list-item>
          <text:p text:style-name="P12">I miei ordini</text:p>
        </text:list-item>
        <text:list-item>
          <text:p text:style-name="P12">Impostazioni account</text:p>
        </text:list-item>
        <text:list-item>
          <text:p text:style-name="P12">Index</text:p>
        </text:list-item>
        <text:list-item>
          <text:p text:style-name="P12">Indirizzi</text:p>
        </text:list-item>
        <text:list-item>
          <text:p text:style-name="P14">La nostra storia <text:span text:style-name="T2">(Versione mobile pronta)</text:span></text:p>
        </text:list-item>
        <text:list-item>
          <text:p text:style-name="P12">Lista desideri</text:p>
        </text:list-item>
        <text:list-item>
          <text:p text:style-name="P12">Login <text:span text:style-name="T2">(Versione mobile pronta)</text:span></text:p>
        </text:list-item>
        <text:list-item>
          <text:p text:style-name="P12">Prodotti</text:p>
        </text:list-item>
        <text:list-item>
          <text:p text:style-name="P12">Prodotto</text:p>
        </text:list-item>
        <text:list-item>
          <text:p text:style-name="P15">Registrazione <text:span text:style-name="T2">(Versione mobile pronta)</text:span></text:p>
        </text:list-item>
        <text:list-item>
          <text:p text:style-name="P16">Resi rimborsi <text:span text:style-name="T2">(Versione mobile pronta)</text:span></text:p>
        </text:list-item>
        <text:list-item>
          <text:p text:style-name="P17">Termini spedizione <text:span text:style-name="T2">(Versione mobile pronta)</text:span></text:p>
        </text:list-item>
        <text:list-item>
          <text:p text:style-name="P12">Togli utenti</text:p>
        </text:list-item>
        <text:list-item>
          <text:p text:style-name="P18">Mappa del sito</text:p>
        </text:list-item>
      </text:list>
      <text:p text:style-name="P4"/>
      <text:p text:style-name="P5">Media query:</text:p>
      <text:p text:style-name="P5"/>
      <text:p text:style-name="P5">@media screen and (min-width: 768px)</text:p>
      <text:p text:style-name="P5">@media screen and (min-width: 806px)</text:p>
      <text:p text:style-name="P5"/>
      <text:p text:style-name="P6">Mappa del sito <text:span text:style-name="T3">(struttura albero):</text:span></text:p>
      <text:p text:style-name="P6">- <text:span text:style-name="T5">Index</text:span></text:p>
      <text:p text:style-name="P6">- <text:span text:style-name="T3">Account: Login, Registrazione, Impostazioni account, I miei ordini, Indirizzi</text:span></text:p>
      <text:p text:style-name="P6">- <text:span text:style-name="T4">Informazioni su di noi: Contattaci, La nostra storia, Annunci</text:span></text:p>
      <text:p text:style-name="P6">- <text:span text:style-name="T6">Servizi del sito: Prodotto, Carrello, Lista desideri</text:span></text:p>
      <text:p text:style-name="P6">- <text:span text:style-name="T6">Informazioni sui servizi: Resi rimborsi, Termini spedizione</text:span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RARIN [IN3]</meta:initial-creator>
    <meta:creation-date>2015-11-19T11:57:36</meta:creation-date>
    <dc:date>2016-07-19T17:19:31.557018627</dc:date>
    <meta:editing-duration>PT6H4M44S</meta:editing-duration>
    <meta:editing-cycles>25</meta:editing-cycles>
    <meta:generator>LibreOffice/5.1.4.2$Linux_X86_64 LibreOffice_project/10m0$Build-2</meta:generator>
    <meta:document-statistic meta:table-count="0" meta:image-count="0" meta:object-count="0" meta:page-count="2" meta:paragraph-count="55" meta:word-count="261" meta:character-count="1647" meta:non-whitespace-character-count="1482"/>
  </office:meta>
</office:document-meta>
</file>